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0dfb7" officeooo:paragraph-rsid="0020dfb7"/>
    </style:style>
    <style:style style:name="P11" style:family="paragraph" style:parent-style-name="Standard">
      <style:text-properties officeooo:rsid="0022b9f6" officeooo:paragraph-rsid="0022b9f6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4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5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6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7" style:family="paragraph" style:parent-style-name="Standard">
      <style:paragraph-properties fo:text-align="start" style:justify-single-word="false"/>
      <style:text-properties officeooo:rsid="003a8ef5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9" style:family="paragraph" style:parent-style-name="Header">
      <style:text-properties officeooo:rsid="000c0ed4" officeooo:paragraph-rsid="000c0ed4"/>
    </style:style>
    <style:style style:name="P2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8ac5"/>
    </style:style>
    <style:style style:name="T6" style:family="text">
      <style:text-properties officeooo:rsid="003cb7f3"/>
    </style:style>
    <style:style style:name="T7" style:family="text">
      <style:text-properties officeooo:rsid="00424596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10"/>
      <text:p text:style-name="P11">Problem 2</text:p>
      <text:p text:style-name="P11"/>
      <text:p text:style-name="P12">a) </text:p>
      <text:p text:style-name="P12"/>
      <text:p text:style-name="P12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20" svg:width="0.2291in" svg:height="0.1398in" svg:x="0in" svg:y="0.0008in" svg:viewBox="0 0 583 356" draw:points="291,356 0,356 0,0 583,0 583,356"><text:p/></draw:polygon><draw:polygon draw:style-name="gr3" draw:text-style-name="P21" svg:width="0.0445in" svg:height="0.0256in" svg:x="0.0299in" svg:y="0in" svg:viewBox="0 0 114 66" draw:points="58,0 0,59 7,66 58,23 106,66 114,59"><text:p/></draw:polygon><draw:path draw:style-name="gr4" draw:text-style-name="P21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21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21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3"><draw:g text:anchor-type="as-char" svg:y="-0.1173in" draw:z-index="3" draw:style-name="gr1"><svg:title>TexMaths</svg:title><svg:desc>12§display§\hat{x}_{ae} = B_{ae}y§svg§600§FALSE§</svg:desc><draw:polygon draw:style-name="gr18" draw:text-style-name="P20" svg:width="0.8154in" svg:height="0.1476in" svg:x="0in" svg:y="0.0004in" svg:viewBox="0 0 2072 376" draw:points="1036,376 0,376 0,0 2072,0 2072,376"><text:p/></draw:polygon><draw:polygon draw:style-name="gr19" draw:text-style-name="P21" svg:width="0.0445in" svg:height="0.0256in" svg:x="0.0299in" svg:y="0in" svg:viewBox="0 0 114 66" draw:points="58,0 0,59 7,66 58,23 106,66 114,59"><text:p/></draw:polygon><draw:path draw:style-name="gr20" draw:text-style-name="P21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21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21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21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21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21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21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21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20" svg:width="3.0358in" svg:height="0.5067in" svg:x="0in" svg:y="0.0008in" svg:viewBox="0 0 7712 1288" draw:points="3856,1288 0,1288 0,0 7712,0 7712,1288"><text:p/></draw:polygon><draw:path draw:style-name="gr70" draw:text-style-name="P21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21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21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21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21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21" svg:width="0.1665in" svg:height="0.0067in" svg:x="0.5098in" svg:y="0.2437in" svg:viewBox="0 0 424 18" draw:points="211,18 0,18 0,0 424,0 424,18"><text:p/></draw:polygon><draw:path draw:style-name="gr76" draw:text-style-name="P21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21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21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21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21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21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21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21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21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21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21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21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21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21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21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21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21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21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21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21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21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21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21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21" svg:width="0.0783in" svg:height="0.0059in" svg:x="2.1902in" svg:y="0.1071in" svg:viewBox="0 0 200 16" svg:d="M188 16c5 0 12 0 12-8s-6-8-12-8h-176c-5 0-12 0-12 7 0 9 7 9 12 9z"><text:p/></draw:path><draw:path draw:style-name="gr100" draw:text-style-name="P21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21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21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21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21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21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21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21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21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21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21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3"/>
      <text:p text:style-name="P15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20" svg:width="0.2291in" svg:height="0.1398in" svg:x="0in" svg:y="0.0008in" svg:viewBox="0 0 583 356" draw:points="291,356 0,356 0,0 583,0 583,356"><text:p/></draw:polygon><draw:polygon draw:style-name="gr8" draw:text-style-name="P21" svg:width="0.0445in" svg:height="0.0256in" svg:x="0.0299in" svg:y="0in" svg:viewBox="0 0 114 66" draw:points="58,0 0,59 7,66 58,23 106,66 114,59"><text:p/></draw:polygon><draw:path draw:style-name="gr9" draw:text-style-name="P21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21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21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4"><draw:g text:anchor-type="as-char" svg:y="-0.1173in" draw:z-index="4" draw:style-name="gr1"><svg:title>TexMaths</svg:title><svg:desc>12§display§\hat{x}_{ea} = B_{ea}y§svg§600§FALSE§</svg:desc><draw:polygon draw:style-name="gr28" draw:text-style-name="P20" svg:width="0.8154in" svg:height="0.1476in" svg:x="0in" svg:y="0.0004in" svg:viewBox="0 0 2072 376" draw:points="1036,376 0,376 0,0 2072,0 2072,376"><text:p/></draw:polygon><draw:polygon draw:style-name="gr29" draw:text-style-name="P21" svg:width="0.0445in" svg:height="0.0256in" svg:x="0.0299in" svg:y="0in" svg:viewBox="0 0 114 66" draw:points="58,0 0,59 7,66 58,23 106,66 114,59"><text:p/></draw:polygon><draw:path draw:style-name="gr30" draw:text-style-name="P21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21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21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21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21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21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21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21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20" svg:width="2.3709in" svg:height="0.5067in" svg:x="0in" svg:y="0.0008in" svg:viewBox="0 0 6023 1288" draw:points="3012,1288 0,1288 0,0 6023,0 6023,1288"><text:p/></draw:polygon><draw:path draw:style-name="gr39" draw:text-style-name="P21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21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21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21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21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21" svg:width="0.0917in" svg:height="0.0067in" svg:x="0.5098in" svg:y="0.2437in" svg:viewBox="0 0 234 18" draw:points="118,18 0,18 0,0 234,0 234,18"><text:p/></draw:polygon><draw:path draw:style-name="gr45" draw:text-style-name="P21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21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21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21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21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21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21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21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21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21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21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21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21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21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21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21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21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21" svg:width="0.0783in" svg:height="0.0059in" svg:x="1.8205in" svg:y="0.1071in" svg:viewBox="0 0 200 16" svg:d="M188 16c5 0 12 0 12-8s-6-8-12-8h-176c-5 0-12 0-12 7 0 9 7 9 12 9z"><text:p/></draw:path><draw:path draw:style-name="gr63" draw:text-style-name="P21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21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21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21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21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21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5"/>
      <text:p text:style-name="P15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20" svg:width="0.3398in" svg:height="0.1398in" svg:x="0in" svg:y="0.0008in" svg:viewBox="0 0 864 356" draw:points="432,356 0,356 0,0 864,0 864,356"><text:p/></draw:polygon><draw:polygon draw:style-name="gr13" draw:text-style-name="P21" svg:width="0.0445in" svg:height="0.0256in" svg:x="0.0299in" svg:y="0in" svg:viewBox="0 0 114 66" draw:points="58,0 0,59 7,66 58,23 106,66 114,59"><text:p/></draw:polygon><draw:path draw:style-name="gr14" draw:text-style-name="P21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21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21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21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5"/>
      <text:p text:style-name="P16">b)</text:p>
      <text:p text:style-name="P16"/>
      <text:p text:style-name="P17">I believe that <text:span text:style-name="T7">the averae then estimate and the estimate then average </text:span>methods are <text:span text:style-name="T5">fundamentally</text:span> the same. <text:s/><text:span text:style-name="T6">In both cases we are averaging the values to smooth out the error directly using the least-squares approximate solution formula and </text:span><text:span text:style-name="T6"><draw:g text:anchor-type="as-char" svg:y="-0.1181in" draw:z-index="10" draw:style-name="gr1"><svg:title>TexMaths</svg:title><svg:desc>12§display§\hat{x}§svg§600§FALSE§</svg:desc><draw:polygon draw:style-name="gr126" draw:text-style-name="P20" svg:width="0.0949in" svg:height="0.1154in" svg:x="0in" svg:y="0.0004in" svg:viewBox="0 0 242 294" draw:points="121,294 0,294 0,0 242,0 242,294"><text:p/></draw:polygon><draw:polygon draw:style-name="gr127" draw:text-style-name="P21" svg:width="0.0445in" svg:height="0.0256in" svg:x="0.0299in" svg:y="0in" svg:viewBox="0 0 114 66" draw:points="58,0 0,59 7,66 58,23 106,66 114,59"><text:p/></draw:polygon><draw:path draw:style-name="gr128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 depends on what A is. The minimum RMS method is different because it is taking various guesses of </text:span><text:span text:style-name="T6"><draw:g text:anchor-type="as-char" svg:y="-0.1181in" draw:z-index="7" draw:style-name="gr1"><svg:title>TexMaths</svg:title><svg:desc>12§display§\hat{x}§svg§600§FALSE§</svg:desc><draw:polygon draw:style-name="gr111" draw:text-style-name="P20" svg:width="0.0949in" svg:height="0.1154in" svg:x="0in" svg:y="0.0004in" svg:viewBox="0 0 242 294" draw:points="121,294 0,294 0,0 242,0 242,294"><text:p/></draw:polygon><draw:polygon draw:style-name="gr112" draw:text-style-name="P21" svg:width="0.0445in" svg:height="0.0256in" svg:x="0.0299in" svg:y="0in" svg:viewBox="0 0 114 66" draw:points="58,0 0,59 7,66 58,23 106,66 114,59"><text:p/></draw:polygon><draw:path draw:style-name="gr113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 and is trying to determing which one will have the closest A</text:span><text:span text:style-name="T6"><draw:g text:anchor-type="as-char" svg:y="-0.1181in" draw:z-index="11" draw:style-name="gr1"><svg:title>TexMaths</svg:title><svg:desc>12§display§\hat{x}§svg§600§FALSE§</svg:desc><draw:polygon draw:style-name="gr129" draw:text-style-name="P20" svg:width="0.0949in" svg:height="0.1154in" svg:x="0in" svg:y="0.0004in" svg:viewBox="0 0 242 294" draw:points="121,294 0,294 0,0 242,0 242,294"><text:p/></draw:polygon><draw:polygon draw:style-name="gr130" draw:text-style-name="P21" svg:width="0.0445in" svg:height="0.0256in" svg:x="0.0299in" svg:y="0in" svg:viewBox="0 0 114 66" draw:points="58,0 0,59 7,66 58,23 106,66 114,59"><text:p/></draw:polygon><draw:path draw:style-name="gr131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 to y without averaging out the </text:span><text:span text:style-name="T6"><draw:g text:anchor-type="as-char" svg:y="-0.1181in" draw:z-index="9" draw:style-name="gr1"><svg:title>TexMaths</svg:title><svg:desc>12§display§\hat{x}§svg§600§FALSE§</svg:desc><draw:polygon draw:style-name="gr123" draw:text-style-name="P20" svg:width="0.0949in" svg:height="0.1154in" svg:x="0in" svg:y="0.0004in" svg:viewBox="0 0 242 294" draw:points="121,294 0,294 0,0 242,0 242,294"><text:p/></draw:polygon><draw:polygon draw:style-name="gr124" draw:text-style-name="P21" svg:width="0.0445in" svg:height="0.0256in" svg:x="0.0299in" svg:y="0in" svg:viewBox="0 0 114 66" draw:points="58,0 0,59 7,66 58,23 106,66 114,59"><text:p/></draw:polygon><draw:path draw:style-name="gr125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's or the A matrices. Of course, for the minimum RMS method, it does not say to use least-squares but we would find anway that the least-square solutions are the best gusses since they are known to minimize the residuals of </text:span><text:span text:style-name="T6"><draw:g text:anchor-type="as-char" svg:y="-0.1252in" draw:z-index="8" draw:style-name="gr1"><svg:title>TexMaths</svg:title><svg:desc>12§display§||Ax-y||§svg§600§FALSE§</svg:desc><draw:polygon draw:style-name="gr114" draw:text-style-name="P20" svg:width="0.6921in" svg:height="0.1654in" svg:x="0in" svg:y="0.0008in" svg:viewBox="0 0 1759 421" draw:points="879,421 0,421 0,0 1759,0 1759,421"><text:p/></draw:polygon><draw:path draw:style-name="gr115" draw:text-style-name="P21" svg:width="0.0067in" svg:height="0.1657in" svg:x="0.0197in" svg:y="0.0004in" svg:viewBox="0 0 18 422" svg:d="M18 16c0-9 0-16-8-16-10 0-10 7-10 16v392c0 7 0 14 10 14 8 0 8-7 8-14z"><text:p/></draw:path><draw:path draw:style-name="gr116" draw:text-style-name="P21" svg:width="0.0067in" svg:height="0.1657in" svg:x="0.0657in" svg:y="0.0004in" svg:viewBox="0 0 18 422" svg:d="M18 16c0-9 0-16-8-16-10 0-10 7-10 16v392c0 7 0 14 10 14 8 0 8-7 8-14z"><text:p/></draw:path><draw:path draw:style-name="gr117" draw:text-style-name="P21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18" draw:text-style-name="P21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119" draw:text-style-name="P21" svg:width="0.1016in" svg:height="0.0067in" svg:x="0.3614in" svg:y="0.0799in" svg:viewBox="0 0 259 18" svg:d="M244 18c7 0 15 0 15-8 0-10-8-10-15-10h-230c-7 0-14 0-14 10 0 8 7 8 14 8z"><text:p/></draw:path><draw:path draw:style-name="gr120" draw:text-style-name="P21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121" draw:text-style-name="P21" svg:width="0.0067in" svg:height="0.1657in" svg:x="0.6197in" svg:y="0.0004in" svg:viewBox="0 0 18 422" svg:d="M18 16c0-9 0-16-8-16-10 0-10 7-10 16v392c0 7 0 14 10 14 8 0 8-7 8-14z"><text:p/></draw:path><draw:path draw:style-name="gr122" draw:text-style-name="P21" svg:width="0.0067in" svg:height="0.1657in" svg:x="0.6654in" svg:y="0.0004in" svg:viewBox="0 0 18 422" svg:d="M18 16c0-9 0-16-8-16-10 0-10 7-10 16v392c0 7 0 14 10 14 8 0 8-7 8-14z"><text:p/></draw:path></draw:g></text:span><text:span text:style-name="T6">. Ultimately, in the RMS method, we are comparing a set of RMS residuals to find the </text:span><text:span text:style-name="T6"><draw:g text:anchor-type="as-char" svg:y="-0.1181in" draw:z-index="12" draw:style-name="gr1"><svg:title>TexMaths</svg:title><svg:desc>12§display§\hat{x}§svg§600§FALSE§</svg:desc><draw:polygon draw:style-name="gr132" draw:text-style-name="P20" svg:width="0.0949in" svg:height="0.1154in" svg:x="0in" svg:y="0.0004in" svg:viewBox="0 0 242 294" draw:points="121,294 0,294 0,0 242,0 242,294"><text:p/></draw:polygon><draw:polygon draw:style-name="gr133" draw:text-style-name="P21" svg:width="0.0445in" svg:height="0.0256in" svg:x="0.0299in" svg:y="0in" svg:viewBox="0 0 114 66" draw:points="58,0 0,59 7,66 58,23 106,66 114,59"><text:p/></draw:polygon><draw:path draw:style-name="gr134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 that is the best estimate.</text:span></text:p>
      <text:p text:style-name="P17"/>
      <text:p text:style-name="P18"><text:soft-page-break/></text:p>
      <text:p text:style-name="P18">Example:</text:p>
      <text:p text:style-name="P18"/>
      <text:p text:style-name="P18"><draw:g text:anchor-type="as-char" svg:y="-0.1409in" draw:z-index="13" draw:style-name="gr1"><svg:title>TexMaths</svg:title><svg:desc>12§display§A = \begin{bmatrix} 1.01 2.002 
3.003 2.007
 1.008 4.08

\end{bmatrix}
A2 = A +  \begin{bmatrix}

 1.0300    2.0320
 3.0230    2.0370
 1.0280    4.1100
\end{bmatrix}

A3 = 
\begin{bmatrix}
    1.2100    2.0520
    3.0230    2.0370
    1.0180    4.1300
\end{bmatrix}§svg§600§FALSE§</svg:desc><draw:polygon draw:style-name="gr135" draw:text-style-name="P20" svg:width="9.6256in" svg:height="0.1988in" svg:x="0.0898in" svg:y="0in" svg:viewBox="0 0 24450 506" draw:points="12225,506 0,506 0,0 24450,0 24450,506"><text:p/></draw:polygon><draw:path draw:style-name="gr136" draw:text-style-name="P21" svg:width="0.1138in" svg:height="0.1193in" svg:x="0in" svg:y="0.022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137" draw:text-style-name="P21" svg:width="0.1106in" svg:height="0.039in" svg:x="0.1917in" svg:y="0.0803in" svg:viewBox="0 0 282 100" svg:d="M268 17c6 0 14 0 14-9 0-8-8-8-14-8h-254c-6 0-14 0-14 8 0 9 8 9 14 9zM268 100c6 0 14 0 14-9 0-8-8-8-14-8h-254c-6 0-14 0-14 8 0 9 8 9 14 9z"><text:p/></draw:path><draw:polygon draw:style-name="gr138" draw:text-style-name="P21" svg:width="0.0319in" svg:height="0.1992in" svg:x="0.3906in" svg:y="0in" svg:viewBox="0 0 82 507" draw:points="0,507 82,507 82,490 17,490 17,17 82,17 82,0 0,0"><text:p/></draw:polygon><draw:path draw:style-name="gr139" draw:text-style-name="P21" svg:width="0.0547in" svg:height="0.1106in" svg:x="0.4413in" svg:y="0.0287in" svg:viewBox="0 0 140 282" svg:d="M88 11c0-10 0-11-10-11-26 28-65 28-78 28v13c8 0 34 0 55-12v220c0 15-1 20-39 20h-14v13c16-1 52-1 70-1 17 0 54 0 68 1v-13h-13c-38 0-39-5-39-20z"><text:p/></draw:path><draw:path draw:style-name="gr140" draw:text-style-name="P21" svg:width="0.0177in" svg:height="0.0177in" svg:x="0.5232in" svg:y="0.122in" svg:viewBox="0 0 46 46" svg:d="M46 23c0-12-10-23-23-23-12 0-23 11-23 23 0 13 11 23 23 23 13 0 23-10 23-23z"><text:p/></draw:path><draw:path draw:style-name="gr141" draw:text-style-name="P21" svg:width="0.0701in" svg:height="0.1146in" svg:x="0.56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42" draw:text-style-name="P21" svg:width="0.0547in" svg:height="0.1106in" svg:x="0.6524in" svg:y="0.0287in" svg:viewBox="0 0 140 282" svg:d="M88 11c0-10 0-11-10-11-26 28-65 28-78 28v13c8 0 34 0 55-12v220c0 15-1 20-39 20h-14v13c16-1 52-1 70-1 17 0 54 0 68 1v-13h-13c-38 0-39-5-39-20z"><text:p/></draw:path><draw:path draw:style-name="gr143" draw:text-style-name="P21" svg:width="0.0661in" svg:height="0.1106in" svg:x="0.7287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44" draw:text-style-name="P21" svg:width="0.0177in" svg:height="0.0177in" svg:x="0.8173in" svg:y="0.122in" svg:viewBox="0 0 46 46" svg:d="M46 23c0-12-10-23-23-23-12 0-23 11-23 23 0 13 11 23 23 23 13 0 23-10 23-23z"><text:p/></draw:path><draw:path draw:style-name="gr145" draw:text-style-name="P21" svg:width="0.0701in" svg:height="0.1146in" svg:x="0.8555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46" draw:text-style-name="P21" svg:width="0.0701in" svg:height="0.1146in" svg:x="0.9382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47" draw:text-style-name="P21" svg:width="0.0661in" svg:height="0.1106in" svg:x="1.0228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48" draw:text-style-name="P21" svg:width="0.0689in" svg:height="0.1146in" svg:x="1.1039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149" draw:text-style-name="P21" svg:width="0.0177in" svg:height="0.0177in" svg:x="1.1941in" svg:y="0.122in" svg:viewBox="0 0 46 46" svg:d="M46 23c0-12-10-23-23-23-12 0-23 11-23 23 0 13 11 23 23 23 13 0 23-10 23-23z"><text:p/></draw:path><draw:path draw:style-name="gr150" draw:text-style-name="P21" svg:width="0.0701in" svg:height="0.1146in" svg:x="1.2327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51" draw:text-style-name="P21" svg:width="0.0701in" svg:height="0.1146in" svg:x="1.315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52" draw:text-style-name="P21" svg:width="0.0689in" svg:height="0.1146in" svg:x="1.3984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5 67 53 0 91-39 91-82 0-35-26-68-70-77z"><text:p/></draw:path><draw:path draw:style-name="gr153" draw:text-style-name="P21" svg:width="0.0661in" svg:height="0.1106in" svg:x="1.4823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54" draw:text-style-name="P21" svg:width="0.0177in" svg:height="0.0177in" svg:x="1.5713in" svg:y="0.122in" svg:viewBox="0 0 46 46" svg:d="M46 23c0-12-10-23-23-23-12 0-23 11-23 23 0 13 11 23 23 23 13 0 23-10 23-23z"><text:p/></draw:path><draw:path draw:style-name="gr155" draw:text-style-name="P21" svg:width="0.0701in" svg:height="0.1146in" svg:x="1.609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56" draw:text-style-name="P21" svg:width="0.0701in" svg:height="0.1146in" svg:x="1.6917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57" draw:text-style-name="P21" svg:width="0.0713in" svg:height="0.1157in" svg:x="1.777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158" draw:text-style-name="P21" svg:width="0.0547in" svg:height="0.1106in" svg:x="1.8657in" svg:y="0.0287in" svg:viewBox="0 0 140 282" svg:d="M88 11c0-10 0-11-10-11-26 28-65 28-78 28v13c8 0 34 0 55-12v220c0 15-1 20-39 20h-14v13c16-1 52-1 70-1 17 0 54 0 68 1v-13h-13c-38 0-39-5-39-20z"><text:p/></draw:path><draw:path draw:style-name="gr159" draw:text-style-name="P21" svg:width="0.0177in" svg:height="0.0177in" svg:x="1.9476in" svg:y="0.122in" svg:viewBox="0 0 46 46" svg:d="M46 23c0-12-10-23-23-23-12 0-23 11-23 23 0 13 11 23 23 23 13 0 23-10 23-23z"><text:p/></draw:path><draw:path draw:style-name="gr160" draw:text-style-name="P21" svg:width="0.0701in" svg:height="0.1146in" svg:x="1.9862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61" draw:text-style-name="P21" svg:width="0.0701in" svg:height="0.1146in" svg:x="2.0689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62" draw:text-style-name="P21" svg:width="0.0689in" svg:height="0.1146in" svg:x="2.152in" svg:y="0.0287in" svg:viewBox="0 0 176 292" svg:d="M52 89c-20-13-22-28-22-35 0-25 28-43 58-43 31 0 58 21 58 53 0 24-16 44-42 58zM113 128c31-15 51-37 51-64 0-40-37-64-75-64-43 0-77 31-77 71 0 7 0 26 18 47 5 4 20 15 31 22-25 13-61 37-61 79 0 44 43 73 88 73 48 0 88-35 88-81 0-15-4-34-20-52-8-9-16-14-43-31zM71 147l53 33c12 7 31 21 31 46 0 32-31 54-66 54-37 0-67-27-67-61 0-26 13-52 49-72z"><text:p/></draw:path><draw:path draw:style-name="gr163" draw:text-style-name="P21" svg:width="0.0736in" svg:height="0.1126in" svg:x="2.2323in" svg:y="0.0268in" svg:viewBox="0 0 188 287" svg:d="M113 217v36c0 16-1 21-33 21h-8v13c17-1 40-1 58-1 16 0 39 0 57 1v-13h-9c-32 0-33-5-33-21v-36h43v-13h-43v-193c0-9 0-11-6-11-5 0-6 0-8 5l-131 199v13zM115 204h-103l103-158z"><text:p/></draw:path><draw:path draw:style-name="gr164" draw:text-style-name="P21" svg:width="0.0177in" svg:height="0.0177in" svg:x="2.3248in" svg:y="0.122in" svg:viewBox="0 0 46 46" svg:d="M46 23c0-12-10-23-23-23-12 0-23 11-23 23 0 13 11 23 23 23 13 0 23-10 23-23z"><text:p/></draw:path><draw:path draw:style-name="gr165" draw:text-style-name="P21" svg:width="0.0701in" svg:height="0.1146in" svg:x="2.3626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66" draw:text-style-name="P21" svg:width="0.0689in" svg:height="0.1146in" svg:x="2.4461in" svg:y="0.0287in" svg:viewBox="0 0 176 292" svg:d="M52 89c-20-13-22-28-22-35 0-25 28-43 58-43 31 0 58 21 58 53 0 24-16 44-42 58zM113 128c31-15 51-37 51-64 0-40-37-64-75-64-43 0-77 31-77 71 0 7 0 26 18 47 5 4 20 15 31 22-25 13-61 37-61 79 0 44 43 73 88 73 48 0 88-35 88-81 0-15-4-34-20-52-8-9-16-14-43-31zM71 147l53 33c12 7 31 21 31 46 0 32-31 54-66 54-37 0-67-27-67-61 0-26 13-52 49-72z"><text:p/></draw:path><draw:polygon draw:style-name="gr167" draw:text-style-name="P21" svg:width="0.0319in" svg:height="0.1992in" svg:x="2.5331in" svg:y="0in" svg:viewBox="0 0 82 507" draw:points="82,507 82,0 0,0 0,17 65,17 65,490 0,490 0,507"><text:p/></draw:polygon><draw:path draw:style-name="gr168" draw:text-style-name="P21" svg:width="0.1138in" svg:height="0.1193in" svg:x="2.6323in" svg:y="0.022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169" draw:text-style-name="P21" svg:width="0.0661in" svg:height="0.1106in" svg:x="2.7591in" svg:y="0.030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70" draw:text-style-name="P21" svg:width="0.1106in" svg:height="0.039in" svg:x="2.8882in" svg:y="0.0803in" svg:viewBox="0 0 282 100" svg:d="M268 17c6 0 14 0 14-9 0-8-8-8-14-8h-254c-6 0-14 0-14 8 0 9 8 9 14 9zM268 100c6 0 14 0 14-9 0-8-8-8-14-8h-254c-6 0-14 0-14 8 0 9 8 9 14 9z"><text:p/></draw:path><draw:path draw:style-name="gr171" draw:text-style-name="P21" svg:width="0.1138in" svg:height="0.1193in" svg:x="3.0598in" svg:y="0.022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172" draw:text-style-name="P21" svg:width="0.1106in" svg:height="0.1106in" svg:x="3.2244in" svg:y="0.0445in" svg:viewBox="0 0 282 282" svg:d="M150 150h118c6 0 14 0 14-8 0-10-8-10-14-10h-118v-118c0-6 0-14-8-14-9 0-9 8-9 14v118h-119c-6 0-14 0-14 10 0 8 8 8 14 8h119v118c0 6 0 14 9 14 8 0 8-8 8-14z"><text:p/></draw:path><draw:polygon draw:style-name="gr173" draw:text-style-name="P21" svg:width="0.0319in" svg:height="0.1992in" svg:x="3.4142in" svg:y="0in" svg:viewBox="0 0 82 507" draw:points="0,507 82,507 82,490 17,490 17,17 82,17 82,0 0,0"><text:p/></draw:polygon><draw:path draw:style-name="gr174" draw:text-style-name="P21" svg:width="0.0547in" svg:height="0.1106in" svg:x="3.4646in" svg:y="0.0287in" svg:viewBox="0 0 140 282" svg:d="M88 11c0-10 0-11-10-11-26 28-65 28-78 28v13c8 0 34 0 55-12v220c0 15-1 20-39 20h-14v13c16-1 52-1 70-1 17 0 54 0 68 1v-13h-13c-38 0-39-5-39-20z"><text:p/></draw:path><draw:path draw:style-name="gr175" draw:text-style-name="P21" svg:width="0.0177in" svg:height="0.0177in" svg:x="3.5469in" svg:y="0.122in" svg:viewBox="0 0 46 46" svg:d="M46 23c0-12-10-23-23-23-12 0-23 11-23 23 0 13 11 23 23 23 13 0 23-10 23-23z"><text:p/></draw:path><draw:path draw:style-name="gr176" draw:text-style-name="P21" svg:width="0.0701in" svg:height="0.1146in" svg:x="3.5846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77" draw:text-style-name="P21" svg:width="0.0689in" svg:height="0.1146in" svg:x="3.6685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178" draw:text-style-name="P21" svg:width="0.0701in" svg:height="0.1146in" svg:x="3.750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79" draw:text-style-name="P21" svg:width="0.0701in" svg:height="0.1146in" svg:x="3.83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80" draw:text-style-name="P21" svg:width="0.0661in" svg:height="0.1106in" svg:x="3.9177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81" draw:text-style-name="P21" svg:width="0.0177in" svg:height="0.0177in" svg:x="4.0063in" svg:y="0.122in" svg:viewBox="0 0 46 46" svg:d="M46 23c0-12-10-23-23-23-12 0-23 11-23 23 0 13 11 23 23 23 13 0 23-10 23-23z"><text:p/></draw:path><draw:path draw:style-name="gr182" draw:text-style-name="P21" svg:width="0.0701in" svg:height="0.1146in" svg:x="4.0445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83" draw:text-style-name="P21" svg:width="0.0689in" svg:height="0.1146in" svg:x="4.1276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5 67 53 0 91-39 91-82 0-35-26-68-70-77z"><text:p/></draw:path><draw:path draw:style-name="gr184" draw:text-style-name="P21" svg:width="0.0661in" svg:height="0.1106in" svg:x="4.2118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85" draw:text-style-name="P21" svg:width="0.0701in" svg:height="0.1146in" svg:x="4.2925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86" draw:text-style-name="P21" svg:width="0.0689in" svg:height="0.1146in" svg:x="4.3756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187" draw:text-style-name="P21" svg:width="0.0177in" svg:height="0.0177in" svg:x="4.4657in" svg:y="0.122in" svg:viewBox="0 0 46 46" svg:d="M46 23c0-12-10-23-23-23-12 0-23 11-23 23 0 13 11 23 23 23 13 0 23-10 23-23z"><text:p/></draw:path><draw:path draw:style-name="gr188" draw:text-style-name="P21" svg:width="0.0701in" svg:height="0.1146in" svg:x="4.5039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89" draw:text-style-name="P21" svg:width="0.0661in" svg:height="0.1106in" svg:x="4.5886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90" draw:text-style-name="P21" svg:width="0.0689in" svg:height="0.1146in" svg:x="4.6701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191" draw:text-style-name="P21" svg:width="0.0701in" svg:height="0.1146in" svg:x="4.752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92" draw:text-style-name="P21" svg:width="0.0661in" svg:height="0.1106in" svg:x="4.8366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93" draw:text-style-name="P21" svg:width="0.0177in" svg:height="0.0177in" svg:x="4.9256in" svg:y="0.122in" svg:viewBox="0 0 46 46" svg:d="M46 23c0-12-10-23-23-23-12 0-23 11-23 23 0 13 11 23 23 23 13 0 23-10 23-23z"><text:p/></draw:path><draw:path draw:style-name="gr194" draw:text-style-name="P21" svg:width="0.0701in" svg:height="0.1146in" svg:x="4.9634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95" draw:text-style-name="P21" svg:width="0.0689in" svg:height="0.1146in" svg:x="5.0465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196" draw:text-style-name="P21" svg:width="0.0713in" svg:height="0.1157in" svg:x="5.1315in" svg:y="0.0276in" svg:viewBox="0 0 182 295" svg:d="M179 29c3-6 3-6 3-16h-103c-51 0-53-5-55-13h-10l-14 88h11c1-8 5-34 11-39 2-3 36-3 40-3h89c-5 7-38 54-48 67-38 58-53 116-53 160 0 3 0 22 21 22 19 0 19-19 19-22v-22c0-23 1-47 5-70 1-9 7-45 26-72z"><text:p/></draw:path><draw:path draw:style-name="gr197" draw:text-style-name="P21" svg:width="0.0701in" svg:height="0.1146in" svg:x="5.2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98" draw:text-style-name="P21" svg:width="0.0547in" svg:height="0.1106in" svg:x="5.3024in" svg:y="0.0287in" svg:viewBox="0 0 140 282" svg:d="M88 11c0-10 0-11-10-11-26 28-65 28-78 28v13c8 0 34 0 55-12v220c0 15-1 20-39 20h-14v13c16-1 52-1 70-1 17 0 54 0 68 1v-13h-13c-38 0-39-5-39-20z"><text:p/></draw:path><draw:path draw:style-name="gr199" draw:text-style-name="P21" svg:width="0.0177in" svg:height="0.0177in" svg:x="5.3846in" svg:y="0.122in" svg:viewBox="0 0 46 46" svg:d="M46 23c0-12-10-23-23-23-12 0-23 11-23 23 0 13 11 23 23 23 13 0 23-10 23-23z"><text:p/></draw:path><draw:path draw:style-name="gr200" draw:text-style-name="P21" svg:width="0.0701in" svg:height="0.1146in" svg:x="5.422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01" draw:text-style-name="P21" svg:width="0.0661in" svg:height="0.1106in" svg:x="5.5075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02" draw:text-style-name="P21" svg:width="0.0689in" svg:height="0.1146in" svg:x="5.5886in" svg:y="0.0287in" svg:viewBox="0 0 176 292" svg:d="M52 89c-20-13-22-28-22-35 0-25 28-43 58-43 31 0 58 21 58 53 0 24-16 44-42 58zM113 128c31-15 51-37 51-64 0-40-37-64-75-64-43 0-77 31-77 71 0 7 0 26 18 47 5 4 20 15 31 22-25 13-61 37-61 79 0 44 43 73 88 73 48 0 88-35 88-81 0-15-4-34-20-52-8-9-16-14-43-31zM71 147l53 33c12 7 31 21 31 46 0 32-31 54-66 54-37 0-67-27-67-61 0-26 13-52 49-72z"><text:p/></draw:path><draw:path draw:style-name="gr203" draw:text-style-name="P21" svg:width="0.0701in" svg:height="0.1146in" svg:x="5.6709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04" draw:text-style-name="P21" svg:width="0.0736in" svg:height="0.1126in" svg:x="5.7516in" svg:y="0.0268in" svg:viewBox="0 0 188 287" svg:d="M113 217v36c0 16-1 21-33 21h-8v13c17-1 40-1 58-1 16 0 39 0 57 1v-13h-9c-32 0-33-5-33-21v-36h43v-13h-43v-193c0-9 0-11-6-11-5 0-6 0-8 5l-131 199v13zM115 204h-103l103-158z"><text:p/></draw:path><draw:path draw:style-name="gr205" draw:text-style-name="P21" svg:width="0.0177in" svg:height="0.0177in" svg:x="5.8445in" svg:y="0.122in" svg:viewBox="0 0 46 46" svg:d="M46 23c0-12-10-23-23-23-12 0-23 11-23 23 0 13 11 23 23 23 13 0 23-10 23-23z"><text:p/></draw:path><draw:path draw:style-name="gr206" draw:text-style-name="P21" svg:width="0.0547in" svg:height="0.1106in" svg:x="5.8906in" svg:y="0.0287in" svg:viewBox="0 0 140 282" svg:d="M88 11c0-10 0-11-10-11-26 28-65 28-78 28v13c8 0 34 0 55-12v220c0 15-1 20-39 20h-14v13c16-1 52-1 70-1 17 0 54 0 68 1v-13h-13c-38 0-39-5-39-20z"><text:p/></draw:path><draw:path draw:style-name="gr207" draw:text-style-name="P21" svg:width="0.0547in" svg:height="0.1106in" svg:x="5.9732in" svg:y="0.0287in" svg:viewBox="0 0 140 282" svg:d="M88 11c0-10 0-11-10-11-26 28-65 28-78 28v13c8 0 34 0 55-12v220c0 15-1 20-39 20h-14v13c16-1 52-1 70-1 17 0 54 0 68 1v-13h-13c-38 0-39-5-39-20z"><text:p/></draw:path><draw:path draw:style-name="gr208" draw:text-style-name="P21" svg:width="0.0701in" svg:height="0.1146in" svg:x="6.04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09" draw:text-style-name="P21" svg:width="0.0701in" svg:height="0.1146in" svg:x="6.1307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olygon draw:style-name="gr210" draw:text-style-name="P21" svg:width="0.0319in" svg:height="0.1992in" svg:x="6.2209in" svg:y="0in" svg:viewBox="0 0 82 507" draw:points="82,507 82,0 0,0 0,17 65,17 65,490 0,490 0,507"><text:p/></draw:polygon><draw:path draw:style-name="gr211" draw:text-style-name="P21" svg:width="0.1138in" svg:height="0.1193in" svg:x="6.2917in" svg:y="0.022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212" draw:text-style-name="P21" svg:width="0.0689in" svg:height="0.1146in" svg:x="6.4173in" svg:y="0.030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13" draw:text-style-name="P21" svg:width="0.1106in" svg:height="0.039in" svg:x="6.5579in" svg:y="0.0803in" svg:viewBox="0 0 282 100" svg:d="M268 17c6 0 14 0 14-9 0-8-8-8-14-8h-254c-6 0-14 0-14 8 0 9 8 9 14 9zM268 100c6 0 14 0 14-9 0-8-8-8-14-8h-254c-6 0-14 0-14 8 0 9 8 9 14 9z"><text:p/></draw:path><draw:polygon draw:style-name="gr214" draw:text-style-name="P21" svg:width="0.0319in" svg:height="0.1992in" svg:x="6.7661in" svg:y="0in" svg:viewBox="0 0 82 507" draw:points="0,507 82,507 82,490 17,490 17,17 82,17 82,0 0,0"><text:p/></draw:polygon><draw:path draw:style-name="gr215" draw:text-style-name="P21" svg:width="0.0547in" svg:height="0.1106in" svg:x="6.8165in" svg:y="0.0287in" svg:viewBox="0 0 140 282" svg:d="M88 11c0-10 0-11-10-11-26 28-65 28-78 28v13c8 0 34 0 55-12v220c0 15-1 20-39 20h-14v13c16-1 52-1 70-1 17 0 54 0 68 1v-13h-13c-38 0-39-5-39-20z"><text:p/></draw:path><draw:path draw:style-name="gr216" draw:text-style-name="P21" svg:width="0.0177in" svg:height="0.0177in" svg:x="6.8988in" svg:y="0.122in" svg:viewBox="0 0 46 46" svg:d="M46 23c0-12-10-23-23-23-12 0-23 11-23 23 0 13 11 23 23 23 13 0 23-10 23-23z"><text:p/></draw:path><draw:path draw:style-name="gr217" draw:text-style-name="P21" svg:width="0.0661in" svg:height="0.1106in" svg:x="6.9386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18" draw:text-style-name="P21" svg:width="0.0547in" svg:height="0.1106in" svg:x="7.028in" svg:y="0.0287in" svg:viewBox="0 0 140 282" svg:d="M88 11c0-10 0-11-10-11-26 28-65 28-78 28v13c8 0 34 0 55-12v220c0 15-1 20-39 20h-14v13c16-1 52-1 70-1 17 0 54 0 68 1v-13h-13c-38 0-39-5-39-20z"><text:p/></draw:path><draw:path draw:style-name="gr219" draw:text-style-name="P21" svg:width="0.0701in" svg:height="0.1146in" svg:x="7.102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20" draw:text-style-name="P21" svg:width="0.0701in" svg:height="0.1146in" svg:x="7.185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21" draw:text-style-name="P21" svg:width="0.0661in" svg:height="0.1106in" svg:x="7.2693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22" draw:text-style-name="P21" svg:width="0.0177in" svg:height="0.0177in" svg:x="7.3579in" svg:y="0.122in" svg:viewBox="0 0 46 46" svg:d="M46 23c0-12-10-23-23-23-12 0-23 11-23 23 0 13 11 23 23 23 13 0 23-10 23-23z"><text:p/></draw:path><draw:path draw:style-name="gr223" draw:text-style-name="P21" svg:width="0.0701in" svg:height="0.1146in" svg:x="7.3965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24" draw:text-style-name="P21" svg:width="0.0661in" svg:height="0.1146in" svg:x="7.4807in" svg:y="0.0287in" svg:viewBox="0 0 169 292" svg:d="M169 197c0-50-35-93-80-93-21 0-39 6-54 22v-83c8 3 23 6 36 6 53 0 81-39 81-44 0-3-1-5-3-5 0 0-1 0-4 1-8 4-29 12-57 12-17 0-38-2-57-12-3-1-5-1-5-1-4 0-4 4-4 11v125c0 8 0 11 6 11 2 0 3-2 6-4 4-6 20-29 54-29 22 0 33 19 36 26 7 16 8 33 8 55 0 14 0 39-11 57-9 17-25 28-45 28-30 0-56-23-63-48 1 1 3 1 7 1 15 0 22-11 22-20 0-11-7-21-22-21-6 0-20 3-20 22 0 37 29 78 77 78 49 0 92-41 92-95z"><text:p/></draw:path><draw:path draw:style-name="gr225" draw:text-style-name="P21" svg:width="0.0661in" svg:height="0.1106in" svg:x="7.5634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26" draw:text-style-name="P21" svg:width="0.0701in" svg:height="0.1146in" svg:x="7.6445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27" draw:text-style-name="P21" svg:width="0.0689in" svg:height="0.1146in" svg:x="7.7276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28" draw:text-style-name="P21" svg:width="0.0177in" svg:height="0.0177in" svg:x="7.8177in" svg:y="0.122in" svg:viewBox="0 0 46 46" svg:d="M46 23c0-12-10-23-23-23-12 0-23 11-23 23 0 13 11 23 23 23 13 0 23-10 23-23z"><text:p/></draw:path><draw:path draw:style-name="gr229" draw:text-style-name="P21" svg:width="0.0701in" svg:height="0.1146in" svg:x="7.8559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30" draw:text-style-name="P21" svg:width="0.0661in" svg:height="0.1106in" svg:x="7.9406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31" draw:text-style-name="P21" svg:width="0.0689in" svg:height="0.1146in" svg:x="8.0217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32" draw:text-style-name="P21" svg:width="0.0701in" svg:height="0.1146in" svg:x="8.1039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33" draw:text-style-name="P21" svg:width="0.0661in" svg:height="0.1106in" svg:x="8.1886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34" draw:text-style-name="P21" svg:width="0.0177in" svg:height="0.0177in" svg:x="8.2768in" svg:y="0.122in" svg:viewBox="0 0 46 46" svg:d="M46 23c0-12-10-23-23-23-12 0-23 11-23 23 0 13 11 23 23 23 13 0 23-10 23-23z"><text:p/></draw:path><draw:path draw:style-name="gr235" draw:text-style-name="P21" svg:width="0.0701in" svg:height="0.1146in" svg:x="8.315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36" draw:text-style-name="P21" svg:width="0.0689in" svg:height="0.1146in" svg:x="8.3984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37" draw:text-style-name="P21" svg:width="0.0713in" svg:height="0.1157in" svg:x="8.483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38" draw:text-style-name="P21" svg:width="0.0701in" svg:height="0.1146in" svg:x="8.563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39" draw:text-style-name="P21" svg:width="0.0547in" svg:height="0.1106in" svg:x="8.6543in" svg:y="0.0287in" svg:viewBox="0 0 140 282" svg:d="M88 11c0-10 0-11-10-11-26 28-65 28-78 28v13c8 0 34 0 55-12v220c0 15-1 20-39 20h-14v13c16-1 52-1 70-1 17 0 54 0 68 1v-13h-13c-38 0-39-5-39-20z"><text:p/></draw:path><draw:path draw:style-name="gr240" draw:text-style-name="P21" svg:width="0.0177in" svg:height="0.0177in" svg:x="8.7366in" svg:y="0.122in" svg:viewBox="0 0 46 46" svg:d="M46 23c0-12-10-23-23-23-12 0-23 11-23 23 0 13 11 23 23 23 13 0 23-10 23-23z"><text:p/></draw:path><draw:path draw:style-name="gr241" draw:text-style-name="P21" svg:width="0.0701in" svg:height="0.1146in" svg:x="8.774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42" draw:text-style-name="P21" svg:width="0.0547in" svg:height="0.1106in" svg:x="8.8654in" svg:y="0.0287in" svg:viewBox="0 0 140 282" svg:d="M88 11c0-10 0-11-10-11-26 28-65 28-78 28v13c8 0 34 0 55-12v220c0 15-1 20-39 20h-14v13c16-1 52-1 70-1 17 0 54 0 68 1v-13h-13c-38 0-39-5-39-20z"><text:p/></draw:path><draw:path draw:style-name="gr243" draw:text-style-name="P21" svg:width="0.0689in" svg:height="0.1146in" svg:x="8.9406in" svg:y="0.0287in" svg:viewBox="0 0 176 292" svg:d="M52 89c-20-13-22-28-22-35 0-25 28-43 58-43 31 0 58 21 58 53 0 24-16 44-42 58zM113 128c31-15 51-37 51-64 0-40-37-64-75-64-43 0-77 31-77 71 0 7 0 26 18 47 5 4 20 15 31 22-25 13-61 37-61 79 0 44 43 73 88 73 48 0 88-35 88-81 0-15-4-34-20-52-8-9-16-14-43-31zM71 147l53 33c12 7 31 21 31 46 0 32-31 54-66 54-37 0-67-27-67-61 0-26 13-52 49-72z"><text:p/></draw:path><draw:path draw:style-name="gr244" draw:text-style-name="P21" svg:width="0.0701in" svg:height="0.1146in" svg:x="9.022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45" draw:text-style-name="P21" svg:width="0.0736in" svg:height="0.1126in" svg:x="9.1035in" svg:y="0.0268in" svg:viewBox="0 0 188 287" svg:d="M113 217v36c0 16-1 21-33 21h-8v13c17-1 40-1 58-1 16 0 39 0 57 1v-13h-9c-32 0-33-5-33-21v-36h43v-13h-43v-193c0-9 0-11-6-11-5 0-6 0-8 5l-131 199v13zM115 204h-103l103-158z"><text:p/></draw:path><draw:path draw:style-name="gr246" draw:text-style-name="P21" svg:width="0.0177in" svg:height="0.0177in" svg:x="9.1961in" svg:y="0.122in" svg:viewBox="0 0 46 46" svg:d="M46 23c0-12-10-23-23-23-12 0-23 11-23 23 0 13 11 23 23 23 13 0 23-10 23-23z"><text:p/></draw:path><draw:path draw:style-name="gr247" draw:text-style-name="P21" svg:width="0.0547in" svg:height="0.1106in" svg:x="9.2425in" svg:y="0.0287in" svg:viewBox="0 0 140 282" svg:d="M88 11c0-10 0-11-10-11-26 28-65 28-78 28v13c8 0 34 0 55-12v220c0 15-1 20-39 20h-14v13c16-1 52-1 70-1 17 0 54 0 68 1v-13h-13c-38 0-39-5-39-20z"><text:p/></draw:path><draw:path draw:style-name="gr248" draw:text-style-name="P21" svg:width="0.0689in" svg:height="0.1146in" svg:x="9.3177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5 67 53 0 91-39 91-82 0-35-26-68-70-77z"><text:p/></draw:path><draw:path draw:style-name="gr249" draw:text-style-name="P21" svg:width="0.0701in" svg:height="0.1146in" svg:x="9.4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50" draw:text-style-name="P21" svg:width="0.0701in" svg:height="0.1146in" svg:x="9.4827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51" draw:text-style-name="P21" svg:width="0.0319in" svg:height="0.1992in" svg:x="9.5728in" svg:y="0in" svg:viewBox="0 0 82 507" draw:points="82,507 82,0 0,0 0,17 65,17 65,490 0,490 0,507"><text:p/></draw:polygon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23:20:27.087077190</dc:date>
    <meta:editing-duration>PT8H43M2S</meta:editing-duration>
    <meta:editing-cycles>74</meta:editing-cycles>
    <meta:document-statistic meta:table-count="0" meta:image-count="0" meta:object-count="0" meta:page-count="2" meta:paragraph-count="24" meta:word-count="221" meta:character-count="1178" meta:non-whitespace-character-count="978"/>
  </office:meta>
</office:document-meta>
</file>